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textarea-horizontal-align="justify" draw:textarea-vertical-align="middle" draw:auto-grow-height="false" fo:min-height="1.469cm" fo:min-width="3.759cm"/>
      <style:paragraph-properties style:writing-mode="lr-tb"/>
    </style:style>
    <style:style style:name="gr2" style:family="graphic" style:parent-style-name="standard" style:list-style-name="L1">
      <style:graphic-properties draw:textarea-horizontal-align="justify" draw:textarea-vertical-align="middle" draw:auto-grow-height="false" fo:min-height="1.469cm" fo:min-width="3.759cm"/>
      <style:paragraph-properties style:writing-mode="lr-tb"/>
    </style:style>
    <style:style style:name="gr3" style:family="graphic" style:parent-style-name="standard" style:list-style-name="L1">
      <style:graphic-properties draw:textarea-horizontal-align="justify" draw:textarea-vertical-align="middle" draw:auto-grow-height="false" fo:min-height="1.469cm" fo:min-width="3.759cm"/>
      <style:paragraph-properties style:writing-mode="lr-tb"/>
    </style:style>
    <style:style style:name="gr4" style:family="graphic" style:parent-style-name="standard" style:list-style-name="L1">
      <style:graphic-properties draw:textarea-horizontal-align="justify" draw:textarea-vertical-align="middle" draw:auto-grow-height="false" fo:min-height="1.469cm" fo:min-width="3.759cm"/>
      <style:paragraph-properties style:writing-mode="lr-tb"/>
    </style:style>
    <style:style style:name="gr5" style:family="graphic" style:parent-style-name="standard" style:list-style-name="L1">
      <style:graphic-properties draw:textarea-horizontal-align="justify" draw:textarea-vertical-align="middle" draw:auto-grow-height="false" fo:min-height="1.469cm" fo:min-width="3.75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1.469cm" fo:min-width="3.75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445cm" svg:height="1.905cm" svg:x="1.27cm" svg:y="4.445cm">
          <text:p text:style-name="P1"><text:span text:style-name="T1">WPF</text:span></text:p>
          <text:p text:style-name="P1"><text:span text:style-name="T2">(WinUI 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445cm" svg:height="1.905cm" svg:x="11.43cm" svg:y="4.445cm">
          <text:p text:style-name="P1"><text:span text:style-name="T1">UWP</text:span></text:p>
          <text:p text:style-name="P1"><text:span text:style-name="T2">(WinUI 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445cm" svg:height="1.905cm" svg:x="16.51cm" svg:y="4.445cm">
          <text:p text:style-name="P1"><text:span text:style-name="T1">WinUI Lib</text:span></text:p>
          <text:p text:style-name="P1"><text:span text:style-name="T2">(WinUI 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445cm" svg:height="1.905cm" svg:x="21.59cm" svg:y="4.445cm">
          <text:p text:style-name="P1"><text:span text:style-name="T3">WinUI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445cm" svg:height="1.905cm" svg:x="6.35cm" svg:y="4.445cm">
          <text:p text:style-name="P1"><text:span text:style-name="T1">Silverligh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2" draw:layer="layout" svg:width="2.746cm" svg:height="1.904cm" svg:x="0.417cm" svg:y="6.985cm">
          <draw:text-box>
            <text:p><text:span text:style-name="T2">Classic:</text:span></text:p>
            <text:p><text:span text:style-name="T2">WinForms</text:span></text:p>
            <text:p><text:span text:style-name="T2">MFC</text:span></text:p>
          </draw:text-box>
        </draw:frame>
        <draw:custom-shape draw:style-name="gr7" draw:text-style-name="P1" draw:layer="layout" svg:width="4.445cm" svg:height="1.905cm" svg:x="6.35cm" svg:y="8.255cm">
          <text:p text:style-name="P1"><text:span text:style-name="T1">Avalon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4" draw:layer="layout" svg:width="2.54cm" svg:height="0.725cm" svg:x="2.54cm" svg:y="6.35cm">
          <draw:text-box>
            <text:p text:style-name="P3"><text:span text:style-name="T4">2006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04T11:54:44.276000000</meta:creation-date>
    <dc:date>2020-12-04T12:05:53.351000000</dc:date>
    <meta:editing-duration>PT11M10S</meta:editing-duration>
    <meta:editing-cycles>2</meta:editing-cycles>
    <meta:generator>LibreOffice/7.0.3.1$Windows_X86_64 LibreOffice_project/d7547858d014d4cf69878db179d326fc3483e082</meta:generator>
    <meta:document-statistic meta:object-count="31"/>
  </office:meta>
</office:document-meta>
</file>